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c2c7" officeooo:paragraph-rsid="000fc2c7"/>
    </style:style>
    <style:style style:name="T1" style:family="text">
      <style:text-properties officeooo:rsid="001122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ux 创建桌面应用程序图标 </text:p>
      <text:p text:style-name="P1"/>
      <text:p text:style-name="P1"/>
      <text:p text:style-name="P1">Linux 下的程序启动图标基本都存放在 “/usr/share/applications” 目录下，并且以 “.desktop 结尾”，其实自己使用文本编辑器打开一个即可仿照着写一个自定义的启动程序图标。</text:p>
      <text:p text:style-name="P1">以创建IDEA桌面程序为例：</text:p>
      <text:p text:style-name="P1"/>
      <text:p text:style-name="P1">打开终端，输入如下命令：</text:p>
      <text:p text:style-name="P1"/>
      <text:p text:style-name="P1">sudo <text:span text:style-name="T1">gedit</text:span> /usr/share/applications/intellij-idea.desktop</text:p>
      <text:p text:style-name="P1"/>
      <text:p text:style-name="P1">将下面的内容粘贴到 intellij-idea.desktop 文件中：</text:p>
      <text:p text:style-name="P1"/>
      <text:p text:style-name="P1">[Desktop Entry]</text:p>
      <text:p text:style-name="P1">Name=</text:p>
      <text:p text:style-name="P1">Exec=</text:p>
      <text:p text:style-name="P1">Comment=</text:p>
      <text:p text:style-name="P1">Icon=</text:p>
      <text:p text:style-name="P1">Type=Application</text:p>
      <text:p text:style-name="P1">Terminal=false</text:p>
      <text:p text:style-name="P1">Encoding=UTF-8</text:p>
      <text:p text:style-name="P1">Categories=Developer;</text:p>
      <text:p text:style-name="P1"/>
      <text:p text:style-name="P1">注意 将/home/xring/Tools/idea-IU-141.1532.4/这段路径换成自己的情况。</text:p>
      <text:p text:style-name="P1"/>
      <text:p text:style-name="P1">其中 Exec 就是平时用终端打开IntelliJ IDEA的命令， Icon 是图标文件。</text:p>
      <text:p text:style-name="P1"/>
      <text:p text:style-name="P1">然后在终端执行：</text:p>
      <text:p text:style-name="P1"/>
      <text:p text:style-name="P1">sudo chmod +x /usr/share/applications/intellij-idea.desktop</text:p>
      <text:p text:style-name="P1"/>
      <text:p text:style-name="P1">此时在 /usr/share/applications/ 目录下便有了IntelliJ IDEA的快捷方式，按下 Win键 找到IntelliJ IDEA直接拖到Launcher可创建Launcher快捷方式，直接将 /usr/share/applications/intellij-idea.desktop 文件复制到桌面上即可创建桌面快捷方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1:42:39.007740153</meta:creation-date>
    <dc:date>2019-02-25T22:03:10.217768029</dc:date>
    <meta:editing-duration>PT10S</meta:editing-duration>
    <meta:editing-cycles>1</meta:editing-cycles>
    <meta:document-statistic meta:table-count="0" meta:image-count="0" meta:object-count="0" meta:page-count="1" meta:paragraph-count="20" meta:word-count="241" meta:character-count="681" meta:non-whitespace-character-count="652"/>
    <meta:generator>LibreOffice/5.1.6.2$Linux_X86_64 LibreOffice_project/10m0$Build-2</meta:generator>
  </office:meta>
</office:document-meta>
</file>